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bc_infile_count"/>
        <text:user-field-decl office:value-type="string" office:string-value="D:\derived\study\Sylvia's comments.doc" text:name="LTbc_infile00_path"/>
        <text:user-field-decl office:value-type="string" office:string-value="D:\dev\OOLT\dev\bulk_conv" text:name="LTbc_OutputFolder"/>
        <text:user-field-decl office:value-type="string" office:string-value="3" text:name="LTbc_FontChangesCount"/>
        <text:user-field-decl office:value-type="string" office:string-value="0" text:name="LTbc_AskEachChange"/>
        <text:user-field-decl office:value-type="string" office:string-value="1" text:name="LTbc_DisplayConverted"/>
        <text:user-field-decl office:value-type="string" office:string-value="Arial" text:name="LTbc_font000_fontNameFrom"/>
        <text:user-field-decl office:value-type="string" office:string-value="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CustomFormatting" text:name="LTbc_font000_styleType"/>
        <text:user-field-decl office:value-type="string" office:string-value="capsTest" text:name="LTbc_font000_convName"/>
        <text:user-field-decl office:value-type="string" office:string-value="0" text:name="LTbc_font000_forward"/>
        <text:user-field-decl office:value-type="string" office:string-value="0" text:name="LTbc_font000_normalize"/>
        <text:user-field-decl office:value-type="string" office:string-value="1" text:name="LTbc_HasSettings"/>
        <text:user-field-decl office:value-type="string" office:string-value="\tx \mb" text:name="LTc_SFM_Markers"/>
        <text:user-field-decl office:value-type="string" office:string-value="" text:name="LTc_ConverterName"/>
        <text:user-field-decl office:value-type="string" office:string-value="1" text:name="LTc_ConvDirectionFw"/>
        <text:user-field-decl office:value-type="string" office:string-value="0" text:name="LTc_ConvNormForm"/>
        <text:user-field-decl office:value-type="string" office:string-value="18" text:name="LTbc_font000_size"/>
        <text:user-field-decl office:value-type="string" office:string-value="Courier New" text:name="LTbc_font001_fontNameFrom"/>
        <text:user-field-decl office:value-type="string" office:string-value="Consolas" text:name="LTbc_font001_fontNameTo"/>
        <text:user-field-decl office:value-type="string" office:string-value="" text:name="LTbc_font001_styleNameFrom"/>
        <text:user-field-decl office:value-type="string" office:string-value="" text:name="LTbc_font001_styleNameTo"/>
        <text:user-field-decl office:value-type="string" office:string-value="Western" text:name="LTbc_font001_fontType"/>
        <text:user-field-decl office:value-type="string" office:string-value="CustomFormatting" text:name="LTbc_font001_styleType"/>
        <text:user-field-decl office:value-type="string" office:string-value="12" text:name="LTbc_font001_size"/>
        <text:user-field-decl office:value-type="string" office:string-value="capsTest" text:name="LTbc_font001_convName"/>
        <text:user-field-decl office:value-type="string" office:string-value="0" text:name="LTbc_font001_forward"/>
        <text:user-field-decl office:value-type="string" office:string-value="0" text:name="LTbc_font001_normalize"/>
        <text:user-field-decl office:value-type="string" office:string-value="Times New Roman" text:name="LTbc_font002_fontNameFrom"/>
        <text:user-field-decl office:value-type="string" office:string-value="" text:name="LTbc_font002_fontNameTo"/>
        <text:user-field-decl office:value-type="string" office:string-value="" text:name="LTbc_font002_styleNameFrom"/>
        <text:user-field-decl office:value-type="string" office:string-value="" text:name="LTbc_font002_styleNameTo"/>
        <text:user-field-decl office:value-type="string" office:string-value="Western" text:name="LTbc_font002_fontType"/>
        <text:user-field-decl office:value-type="string" office:string-value="CustomFormatting" text:name="LTbc_font002_styleType"/>
        <text:user-field-decl office:value-type="string" office:string-value="12" text:name="LTbc_font002_size"/>
        <text:user-field-decl office:value-type="string" office:string-value="capsTest" text:name="LTbc_font002_convName"/>
        <text:user-field-decl office:value-type="string" office:string-value="1" text:name="LTbc_font002_forward"/>
        <text:user-field-decl office:value-type="string" office:string-value="0" text:name="LTbc_font002_normalize"/>
      </text:user-field-decls>
      <text:p text:style-name="Standard"/>
      <text:p text:style-name="Standard"/>
      <text:p text:style-name="Standard">This document stores Bulk Conversion settings. <text:s/>Please leave it open while using Bulk Conversion. <text:s/>If you want to keep the settings to use again later, then save this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2:29:45.713000000</meta:creation-date>
    <meta:generator>LibreOffice/5.1.0.3$Windows_x86 LibreOffice_project/5e3e00a007d9b3b6efb6797a8b8e57b51ab1f737</meta:generator>
    <dc:date>2016-02-11T06:57:06.119000000</dc:date>
    <meta:editing-duration>PT5H58M37S</meta:editing-duration>
    <meta:editing-cycles>10</meta:editing-cycles>
    <meta:document-statistic meta:table-count="0" meta:image-count="0" meta:object-count="0" meta:page-count="1" meta:paragraph-count="1" meta:word-count="29" meta:character-count="176" meta:non-whitespace-character-count="146"/>
  </office:meta>
</office:document-meta>
</file>